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solid" svg:stroke-width="0.01cm" svg:stroke-color="#000000" draw:stroke-linejoin="round" svg:stroke-linecap="round" draw:fill="none" fo:padding-top="0.005cm" fo:padding-bottom="0.005cm" fo:padding-left="0.005cm" fo:padding-right="0.005cm" loext:decorative="false"/>
    </style:style>
    <style:style style:name="gr3" style:family="graphic" style:parent-style-name="standard">
      <style:graphic-properties draw:stroke="none" draw:fill="solid" draw:fill-color="#000000" loext:decorative="false"/>
    </style:style>
    <style:style style:name="gr4" style:family="graphic" style:parent-style-name="standard">
      <style:graphic-properties draw:stroke="solid" svg:stroke-width="0.079cm" svg:stroke-color="#000000" draw:stroke-linejoin="round" svg:stroke-linecap="round" draw:fill="none" fo:padding-top="0.039cm" fo:padding-bottom="0.039cm" fo:padding-left="0.039cm" fo:padding-right="0.039cm" loext:decorative="false"/>
    </style:style>
    <style:style style:name="gr5" style:family="graphic" style:parent-style-name="standard">
      <style:graphic-properties draw:stroke="solid" svg:stroke-width="0.03cm" svg:stroke-color="#000000" draw:stroke-linejoin="round" svg:stroke-linecap="round" draw:fill="none" fo:padding-top="0.015cm" fo:padding-bottom="0.015cm" fo:padding-left="0.015cm" fo:padding-right="0.015cm" loext:decorative="false"/>
    </style:style>
    <style:style style:name="gr6" style:family="graphic" style:parent-style-name="standard">
      <style:graphic-properties draw:stroke="solid" svg:stroke-width="0.024cm" svg:stroke-color="#000000" draw:stroke-linejoin="round" svg:stroke-linecap="round" draw:fill="none" fo:padding-top="0.012cm" fo:padding-bottom="0.012cm" fo:padding-left="0.012cm" fo:padding-right="0.012cm" loext:decorative="fals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1.025cm" svg:height="29.704cm" svg:x="-0.005cm" svg:y="0.001cm" svg:viewBox="0 0 21026 29705" draw:points="0,29705 21026,29705 21026,0 0,0">
          <text:p/>
        </draw:polygon>
        <draw:line draw:style-name="gr2" draw:text-style-name="P2" draw:layer="layout" svg:x1="13.461cm" svg:y1="7.032cm" svg:x2="16.814cm" svg:y2="7.032cm">
          <text:p/>
        </draw:line>
        <draw:line draw:style-name="gr2" draw:text-style-name="P2" draw:layer="layout" svg:x1="16.814cm" svg:y1="7.032cm" svg:x2="16.814cm" svg:y2="13.801cm">
          <text:p/>
        </draw:line>
        <draw:line draw:style-name="gr2" draw:text-style-name="P2" draw:layer="layout" svg:x1="16.814cm" svg:y1="13.801cm" svg:x2="13.461cm" svg:y2="13.801cm">
          <text:p/>
        </draw:line>
        <draw:line draw:style-name="gr2" draw:text-style-name="P2" draw:layer="layout" svg:x1="13.461cm" svg:y1="13.801cm" svg:x2="13.461cm" svg:y2="7.032cm">
          <text:p/>
        </draw:line>
        <draw:polygon draw:style-name="gr3" draw:text-style-name="P3" draw:layer="layout" svg:width="3.251cm" svg:height="6.667cm" svg:x="13.512cm" svg:y="7.083cm" svg:viewBox="0 0 3252 6668" draw:points="3246,2 3251,7 3252,12 3252,6656 3250,6662 3244,6667 3239,6668 12,6668 6,6666 1,6661 0,6656 0,6529 3150,6529 3150,6376 3074,6376 3074,6529 2973,6529 2973,6412 2971,6414 2970,6414 2969,6415 2968,6416 2963,6420 2962,6420 2944,6433 2943,6434 2938,6437 2938,6438 2936,6439 2935,6439 2929,6442 2908,6452 2907,6452 2901,6455 2898,6455 2892,6458 2869,6464 2862,6466 2859,6466 2852,6467 2829,6469 2822,6469 2820,6469 2820,6529 2719,6529 2719,6445 2712,6442 2711,6442 2705,6439 2703,6438 2702,6437 2697,6434 2696,6433 2678,6420 2677,6420 2672,6416 2671,6415 2670,6414 2669,6414 2665,6409 2664,6409 2648,6392 2643,6387 2642,6387 2641,6385 2637,6379 2636,6379 2634,6376 2566,6376 2566,6529 2465,6529 2465,6376 2312,6376 2312,6529 2211,6529 2211,6376 2058,6376 2058,6529 1957,6529 1957,6376 1804,6376 1804,6529 1703,6529 1703,6376 1550,6376 1550,6529 1449,6529 1449,6412 1447,6414 1446,6414 1445,6415 1444,6416 1439,6420 1438,6420 1420,6433 1419,6434 1414,6437 1414,6438 1411,6439 1405,6442 1404,6442 1384,6452 1383,6452 1377,6455 1375,6455 1374,6455 1368,6458 1345,6464 1338,6466 1335,6466 1328,6467 1305,6469 1298,6469 1296,6469 1296,6529 1195,6529 1195,6445 1188,6442 1187,6442 1181,6439 1179,6438 1178,6437 1173,6434 1172,6433 1154,6420 1153,6420 1148,6416 1147,6415 1146,6414 1140,6409 1124,6392 1117,6387 1116,6385 1112,6379 1109,6376 1041,6376 1041,6529 940,6529 940,6376 787,6376 787,6529 686,6529 686,6376 533,6376 533,6529 432,6529 432,6376 279,6376 279,6529 178,6529 178,6376 101,6376 101,6529 0,6529 0,6275 1065,6275 1065,6269 1065,6268 1063,6246 1063,6245 1062,6238 1062,6235 1063,6228 1063,6227 1065,6205 1065,6204 1065,6198 1066,6197 1066,6195 1067,6195 1068,6188 1068,6187 1074,6165 1076,6159 1076,6158 1077,6156 1080,6149 1089,6128 1090,6127 1092,6122 1041,6122 1041,6275 940,6275 940,6122 787,6122 787,6275 686,6275 686,6122 533,6122 533,6275 432,6275 432,6122 279,6122 279,6275 178,6275 178,6122 101,6122 101,6275 0,6275 0,6021 1065,6021 1065,6015 1065,6014 1063,5992 1063,5991 1062,5984 1062,5981 1063,5974 1063,5973 1065,5951 1065,5950 1065,5944 1066,5943 1066,5941 1067,5941 1068,5934 1068,5933 1074,5912 1074,5911 1076,5905 1076,5904 1077,5902 1080,5895 1089,5874 1090,5873 1092,5868 1041,5868 1041,6021 940,6021 940,5868 787,5868 787,6021 686,6021 686,5868 533,5868 533,6021 432,6021 432,5868 279,5868 279,6021 178,6021 178,5868 101,5868 101,6021 0,6021 0,5767 1065,5767 1065,5761 1065,5760 1063,5737 1062,5730 1062,5727 1063,5720 1063,5719 1065,5697 1065,5696 1065,5690 1066,5689 1066,5687 1067,5687 1068,5680 1068,5679 1074,5657 1076,5651 1076,5650 1077,5648 1080,5641 1089,5620 1090,5619 1092,5614 1041,5614 1041,5767 940,5767 940,5614 787,5614 787,5767 686,5767 686,5614 533,5614 533,5767 432,5767 432,5614 279,5614 279,5767 178,5767 178,5614 101,5614 101,5767 0,5767 0,5512 1065,5512 1065,5507 1065,5506 1063,5483 1062,5476 1062,5473 1063,5466 1063,5465 1065,5443 1065,5442 1065,5436 1066,5435 1066,5433 1067,5433 1068,5426 1068,5425 1074,5403 1076,5397 1076,5396 1077,5394 1077,5393 1080,5387 1089,5366 1090,5365 1092,5360 1041,5360 1041,5512 940,5512 940,5360 787,5360 787,5512 686,5512 686,5360 533,5360 533,5512 432,5512 432,5360 279,5360 279,5512 178,5512 178,5360 101,5360 101,5512 0,5512 0,5259 1065,5259 1065,5253 1065,5252 1063,5229 1062,5222 1062,5219 1063,5212 1063,5211 1065,5189 1065,5188 1065,5182 1066,5181 1066,5179 1067,5179 1068,5172 1068,5171 1074,5149 1076,5143 1076,5142 1077,5140 1077,5139 1080,5133 1089,5112 1090,5111 1092,5106 1041,5106 1041,5259 940,5259 940,5106 787,5106 787,5259 686,5259 686,5106 533,5106 533,5259 432,5259 432,5106 279,5106 279,5259 178,5259 178,5106 101,5106 101,5259 0,5259 0,5005 1065,5005 1065,4999 1065,4998 1063,4976 1063,4975 1062,4968 1062,4965 1063,4958 1063,4957 1065,4935 1065,4934 1065,4928 1066,4927 1066,4925 1067,4925 1068,4918 1068,4917 1074,4895 1076,4889 1076,4888 1077,4886 1080,4879 1089,4858 1090,4857 1092,4852 1041,4852 1041,5005 940,5005 940,4852 787,4852 787,5005 686,5005 686,4852 533,4852 533,5005 432,5005 432,4852 279,4852 279,5005 178,5005 178,4852 101,4852 101,5005 0,5005 0,4751 1065,4751 1065,4745 1065,4744 1063,4722 1063,4721 1062,4714 1062,4711 1063,4704 1063,4703 1065,4681 1065,4680 1065,4674 1066,4673 1066,4671 1067,4671 1068,4664 1068,4663 1074,4642 1074,4641 1076,4635 1076,4634 1077,4632 1080,4625 1089,4604 1090,4603 1092,4598 1041,4598 1041,4751 940,4751 940,4598 924,4598 924,4600 924,4601 921,4609 921,4612 906,4638 904,4640 899,4645 899,4646 889,4655 886,4657 860,4671 858,4672 851,4674 849,4674 827,4677 787,4677 787,4751 686,4751 686,4677 533,4677 533,4751 432,4751 432,4677 279,4677 279,4751 178,4751 178,4677 101,4677 101,4751 0,4751 0,4589 2,4582 7,4577 12,4576 826,4576 826,4497 1065,4497 1065,4491 1065,4490 1063,4467 1062,4460 1062,4457 1063,4450 1063,4449 1065,4427 1065,4426 1065,4420 1066,4419 1066,4417 1067,4417 1068,4410 1068,4409 1074,4387 1076,4381 1076,4380 1077,4378 1080,4371 1089,4350 1090,4349 1092,4344 1041,4344 1041,4497 826,4497 826,4188 186,4188 179,4186 175,4181 174,4174 176,4167 181,4164 183,4163 197,4156 215,4144 230,4128 233,4125 243,4110 244,4110 244,4109 249,4104 255,4103 639,4103 641,4102 645,4102 647,4102 649,4101 651,4101 655,4100 656,4099 660,4098 661,4098 662,4097 664,4096 665,4095 669,4093 670,4092 673,4090 850,4090 858,4092 861,4093 887,4108 889,4110 894,4114 905,4125 907,4128 921,4154 921,4156 923,4163 924,4165 927,4186 927,4242 1065,4242 1065,4237 1065,4236 1063,4213 1062,4206 1062,4203 1063,4196 1063,4195 1065,4173 1065,4172 1065,4166 1066,4165 1066,4163 1067,4163 1068,4156 1068,4155 1074,4133 1076,4127 1076,4126 1077,4124 1077,4123 1080,4117 1089,4096 1090,4095 1092,4090 1041,4090 1041,4242 940,4242 940,4090 673,4090 674,4090 676,4089 677,4087 678,4087 679,4086 681,4083 682,4082 1000,3764 1006,3760 1174,3760 1181,3762 1184,3765 1195,3781 1212,3798 1220,3803 1230,3810 1231,3810 1234,3812 1239,3816 1242,3823 1239,3830 1234,3835 1231,3837 1230,3837 1220,3844 1212,3849 1195,3866 1192,3871 1182,3885 1175,3901 1173,3905 1173,3906 1167,3927 1167,3928 1165,3950 1167,3973 1173,3995 1173,3996 1182,4016 1196,4035 1212,4051 1220,4057 1230,4064 1231,4064 1234,4066 1239,4070 1242,4077 1239,4084 1234,4089 1231,4091 1230,4091 1223,4096 1212,4103 1195,4120 1192,4125 1182,4139 1174,4157 1173,4159 1173,4160 1167,4181 1167,4182 1165,4204 1167,4227 1173,4249 1173,4250 1182,4269 1182,4270 1196,4289 1212,4305 1220,4311 1230,4318 1231,4318 1234,4320 1239,4325 1242,4331 1239,4338 1234,4343 1231,4345 1230,4345 1220,4352 1212,4357 1211,4358 1196,4374 1195,4374 1191,4380 1182,4393 1174,4409 1173,4413 1167,4436 1165,4458 1167,4481 1173,4503 1173,4504 1182,4523 1182,4524 1196,4543 1211,4559 1212,4559 1220,4565 1230,4572 1231,4572 1234,4574 1239,4579 1242,4585 1239,4592 1234,4597 1231,4599 1230,4599 1220,4606 1212,4611 1195,4628 1191,4634 1182,4647 1174,4663 1173,4667 1173,4668 1171,4673 1167,4690 1165,4712 1167,4735 1173,4757 1173,4758 1182,4778 1196,4797 1212,4814 1220,4819 1230,4826 1231,4826 1234,4828 1239,4833 1242,4839 1239,4846 1234,4851 1231,4853 1230,4853 1220,4860 1212,4865 1195,4882 1191,4888 1182,4901 1174,4917 1173,4921 1167,4944 1165,4966 1167,4989 1173,5011 1173,5012 1182,5032 1196,5051 1212,5068 1220,5073 1230,5080 1231,5080 1234,5082 1239,5086 1242,5093 1239,5100 1234,5105 1231,5107 1230,5107 1220,5114 1212,5119 1195,5136 1191,5142 1182,5155 1174,5171 1173,5175 1167,5198 1165,5220 1167,5243 1173,5265 1173,5266 1182,5286 1196,5305 1212,5321 1220,5327 1230,5334 1231,5334 1234,5336 1239,5340 1242,5347 1239,5354 1234,5359 1231,5361 1230,5361 1220,5368 1212,5373 1195,5390 1191,5396 1182,5409 1174,5425 1173,5429 1167,5452 1165,5474 1167,5497 1173,5519 1173,5520 1182,5539 1182,5540 1196,5559 1212,5575 1220,5581 1230,5588 1231,5588 1234,5590 1239,5595 1242,5601 1239,5608 1234,5613 1231,5615 1230,5615 1220,5622 1212,5627 1211,5628 1196,5644 1195,5644 1191,5650 1182,5663 1174,5679 1173,5683 1167,5706 1165,5728 1167,5751 1173,5773 1173,5774 1182,5793 1182,5794 1196,5813 1211,5829 1212,5829 1220,5835 1230,5842 1231,5842 1234,5844 1239,5849 1242,5855 1239,5862 1234,5867 1231,5869 1230,5869 1220,5876 1212,5881 1195,5898 1191,5904 1182,5917 1174,5933 1173,5937 1167,5960 1165,5982 1167,6005 1173,6027 1173,6028 1182,6048 1196,6067 1212,6084 1220,6089 1230,6096 1231,6096 1234,6098 1239,6103 1242,6109 1239,6116 1234,6121 1231,6123 1230,6123 1220,6130 1212,6135 1195,6152 1191,6158 1182,6171 1174,6187 1173,6191 1167,6214 1165,6236 1167,6259 1173,6281 1173,6282 1182,6302 1196,6321 1212,6338 1220,6343 1230,6350 1231,6350 1251,6360 1252,6360 1273,6365 1296,6368 1319,6365 1341,6360 1342,6360 1361,6350 1362,6350 1372,6343 1380,6338 1397,6321 1410,6302 1419,6282 1419,6281 1421,6275 2590,6275 2590,6269 2590,6268 2588,6246 2588,6245 2587,6238 2587,6235 2588,6228 2588,6227 2590,6205 2590,6204 2590,6198 2591,6197 2591,6195 2592,6195 2593,6188 2593,6187 2599,6165 2601,6159 2601,6158 2602,6156 2605,6149 2614,6128 2615,6127 2617,6122 2566,6122 2566,6275 2465,6275 2465,6122 2312,6122 2312,6275 2211,6275 2211,6122 2058,6122 2058,6275 1957,6275 1957,6122 1804,6122 1804,6275 1703,6275 1703,6122 1550,6122 1550,6275 1421,6275 1425,6259 1427,6236 1425,6214 1419,6191 1418,6187 1410,6171 1401,6158 1397,6152 1380,6135 1372,6130 1362,6123 1361,6123 1358,6121 1353,6116 1351,6109 1353,6103 1358,6098 1361,6096 1362,6096 1372,6089 1380,6084 1397,6067 1410,6048 1419,6028 1419,6027 1421,6021 2590,6021 2590,6015 2590,6014 2588,5992 2588,5991 2587,5984 2587,5981 2588,5974 2588,5973 2590,5951 2590,5950 2590,5944 2591,5943 2591,5941 2592,5941 2593,5934 2593,5933 2599,5912 2599,5911 2601,5905 2601,5904 2602,5902 2605,5895 2614,5874 2615,5873 2617,5868 2566,5868 2566,6021 2465,6021 2465,5868 2312,5868 2312,6021 2211,6021 2211,5868 2058,5868 2058,6021 1957,6021 1957,5868 1804,5868 1804,6021 1703,6021 1703,5868 1550,5868 1550,6021 1421,6021 1425,6005 1427,5982 1425,5960 1419,5937 1418,5933 1410,5917 1401,5904 1397,5898 1380,5881 1372,5876 1362,5869 1361,5869 1358,5867 1353,5862 1351,5855 1353,5849 1358,5844 1361,5842 1362,5842 1372,5835 1380,5829 1381,5829 1397,5813 1410,5794 1410,5793 1419,5774 1419,5773 1421,5767 2590,5767 2590,5761 2590,5760 2588,5737 2587,5730 2587,5727 2588,5720 2588,5719 2590,5697 2590,5696 2590,5690 2591,5689 2591,5687 2592,5687 2593,5680 2593,5679 2599,5657 2601,5651 2601,5650 2602,5648 2605,5641 2614,5620 2615,5619 2617,5614 2566,5614 2566,5767 2465,5767 2465,5614 2312,5614 2312,5767 2211,5767 2211,5614 2058,5614 2058,5767 1957,5767 1957,5614 1804,5614 1804,5767 1703,5767 1703,5614 1550,5614 1550,5767 1421,5767 1425,5751 1427,5728 1425,5706 1419,5683 1418,5679 1410,5663 1401,5650 1397,5644 1381,5628 1380,5627 1372,5622 1362,5615 1361,5615 1358,5613 1353,5608 1351,5601 1353,5595 1358,5590 1361,5588 1362,5588 1372,5581 1380,5575 1397,5559 1410,5540 1410,5539 1419,5520 1419,5519 1421,5512 2590,5512 2590,5507 2590,5506 2588,5483 2587,5476 2587,5473 2588,5466 2588,5465 2590,5443 2590,5442 2590,5436 2591,5435 2591,5433 2592,5433 2593,5426 2593,5425 2599,5403 2601,5397 2601,5396 2602,5394 2602,5393 2605,5387 2614,5366 2615,5365 2617,5360 2566,5360 2566,5512 2465,5512 2465,5360 2312,5360 2312,5512 2211,5512 2211,5360 2058,5360 2058,5512 1957,5512 1957,5360 1804,5360 1804,5512 1703,5512 1703,5360 1550,5360 1550,5512 1421,5512 1425,5497 1427,5474 1425,5452 1419,5429 1418,5425 1410,5409 1401,5396 1397,5390 1380,5373 1372,5368 1362,5361 1361,5361 1358,5359 1353,5354 1351,5347 1353,5340 1358,5336 1361,5334 1362,5334 1372,5327 1380,5321 1397,5305 1410,5286 1419,5266 1419,5265 1421,5259 2590,5259 2590,5253 2590,5252 2588,5229 2587,5222 2587,5219 2588,5212 2588,5211 2590,5189 2590,5188 2590,5182 2591,5181 2591,5179 2592,5179 2593,5172 2593,5171 2599,5149 2601,5143 2601,5142 2602,5140 2602,5139 2605,5133 2614,5112 2615,5111 2617,5106 2566,5106 2566,5259 2465,5259 2465,5106 2312,5106 2312,5259 2211,5259 2211,5106 2058,5106 2058,5259 1957,5259 1957,5106 1804,5106 1804,5259 1703,5259 1703,5106 1550,5106 1550,5259 1421,5259 1425,5243 1427,5220 1425,5198 1419,5175 1418,5171 1410,5155 1401,5142 1397,5136 1380,5119 1372,5114 1362,5107 1361,5107 1358,5105 1353,5100 1351,5093 1353,5086 1358,5082 1361,5080 1362,5080 1372,5073 1380,5068 1397,5051 1410,5032 1419,5012 1419,5011 1421,5005 2590,5005 2590,4999 2590,4998 2588,4976 2588,4975 2587,4968 2587,4965 2588,4958 2588,4957 2590,4935 2590,4934 2590,4928 2591,4927 2591,4925 2592,4925 2593,4918 2593,4917 2599,4895 2601,4889 2601,4888 2602,4886 2605,4879 2614,4858 2615,4857 2617,4852 2566,4852 2566,5005 2465,5005 2465,4852 2312,4852 2312,5005 2211,5005 2211,4852 2058,4852 2058,5005 1957,5005 1957,4852 1804,4852 1804,5005 1703,5005 1703,4852 1550,4852 1550,5005 1421,5005 1425,4989 1427,4966 1425,4944 1419,4921 1418,4917 1410,4901 1401,4888 1397,4882 1380,4865 1372,4860 1362,4853 1361,4853 1358,4851 1353,4846 1351,4839 1353,4833 1358,4828 1361,4826 1362,4826 1372,4819 1380,4814 1397,4797 1410,4778 1419,4758 1419,4757 1421,4751 2590,4751 2590,4745 2590,4744 2588,4722 2588,4721 2587,4714 2587,4711 2588,4704 2588,4703 2590,4681 2590,4680 2590,4674 2591,4673 2591,4671 2592,4671 2593,4664 2593,4663 2599,4642 2599,4641 2601,4635 2601,4634 2602,4632 2605,4625 2614,4604 2615,4603 2617,4598 2566,4598 2566,4751 2465,4751 2465,4598 2312,4598 2312,4751 2211,4751 2211,4598 2058,4598 2058,4751 1957,4751 1957,4598 1804,4598 1804,4751 1703,4751 1703,4598 1550,4598 1550,4751 1421,4751 1425,4735 1427,4712 1425,4690 1421,4673 1420,4668 1419,4667 1418,4663 1410,4647 1401,4634 1397,4628 1380,4611 1372,4606 1362,4599 1361,4599 1358,4597 1353,4592 1351,4585 1353,4579 1358,4574 1361,4572 1362,4572 1372,4565 1380,4559 1381,4559 1397,4543 1410,4524 1410,4523 1419,4504 1419,4503 1421,4497 2590,4497 2590,4491 2590,4490 2588,4467 2587,4460 2587,4457 2588,4450 2588,4449 2590,4427 2590,4426 2590,4420 2591,4419 2591,4417 2592,4417 2593,4410 2593,4409 2599,4387 2601,4381 2601,4380 2602,4378 2605,4371 2614,4350 2615,4349 2617,4344 2566,4344 2566,4497 2465,4497 2465,4344 2312,4344 2312,4497 2211,4497 2211,4344 2058,4344 2058,4497 1957,4497 1957,4344 1804,4344 1804,4497 1703,4497 1703,4344 1550,4344 1550,4497 1421,4497 1425,4481 1427,4458 1425,4436 1419,4413 1418,4409 1410,4393 1401,4380 1397,4374 1381,4358 1380,4357 1372,4352 1362,4345 1361,4345 1358,4343 1353,4338 1351,4331 1353,4325 1358,4320 1361,4318 1362,4318 1372,4311 1380,4305 1397,4289 1410,4270 1410,4269 1419,4250 1419,4249 1421,4242 2590,4242 2590,4237 2590,4236 2588,4213 2587,4206 2587,4203 2588,4196 2588,4195 2590,4173 2590,4172 2590,4166 2591,4165 2591,4163 2592,4163 2593,4156 2593,4155 2599,4133 2601,4127 2601,4126 2602,4124 2602,4123 2605,4117 2614,4096 2615,4095 2617,4090 2566,4090 2566,4242 2465,4242 2465,4090 2312,4090 2312,4242 2211,4242 2211,4090 2058,4090 2058,4242 1957,4242 1957,4090 1804,4090 1804,4242 1703,4242 1703,4090 1550,4090 1550,4242 1421,4242 1425,4227 1427,4204 1425,4182 1425,4181 1420,4160 1419,4159 1418,4157 1410,4139 1400,4125 1397,4120 1380,4103 1370,4096 1362,4091 1361,4091 1358,4089 1353,4084 1351,4077 1353,4070 1358,4066 1361,4064 1362,4064 1372,4057 1380,4051 1397,4035 1410,4016 1419,3996 1419,3995 1421,3989 2590,3989 2590,3983 2590,3982 2588,3959 2587,3952 2587,3949 2588,3942 2588,3941 2590,3919 2590,3918 2590,3912 2591,3911 2591,3909 2592,3909 2593,3902 2593,3901 2599,3879 2601,3873 2601,3872 2602,3870 2602,3869 2605,3863 2614,3842 2615,3841 2617,3836 2566,3836 2566,3989 2465,3989 2465,3836 2312,3836 2312,3989 2211,3989 2211,3836 2058,3836 2058,3989 1957,3989 1957,3836 1804,3836 1804,3989 1703,3989 1703,3836 1550,3836 1550,3989 1421,3989 1425,3973 1427,3950 1425,3928 1425,3927 1420,3906 1419,3905 1418,3901 1410,3885 1400,3871 1397,3866 1380,3849 1372,3844 1362,3837 1361,3837 1358,3835 1353,3830 1351,3823 1353,3816 1358,3812 1361,3810 1362,3810 1372,3803 1380,3798 1397,3781 1410,3762 1419,3742 1419,3741 1421,3735 2465,3735 2465,3628 2461,3627 2457,3625 2456,3625 2448,3623 2445,3622 2444,3622 2442,3620 2439,3619 2438,3619 2436,3618 2435,3618 2428,3614 2427,3614 2424,3611 2420,3610 2419,3609 2412,3605 2410,3603 2409,3603 2406,3601 2404,3600 2403,3599 2400,3597 2394,3592 2390,3588 2387,3586 2386,3585 2383,3582 2312,3582 2312,3735 2211,3735 2211,3582 2058,3582 2058,3735 1957,3735 1957,3582 1804,3582 1804,3735 1703,3735 1703,3582 1550,3582 1550,3735 1421,3735 1425,3719 1427,3696 1425,3674 1425,3673 1420,3652 1419,3651 1418,3649 1410,3631 1398,3614 1397,3612 1380,3595 1372,3590 1362,3583 1361,3583 1358,3581 1353,3576 1351,3569 1353,3563 1358,3558 1361,3556 1362,3556 1380,3544 1381,3542 1396,3527 1397,3527 1409,3509 1410,3508 1419,3488 1419,3487 1421,3481 2211,3481 2211,3328 2058,3328 2058,3481 1957,3481 1957,3328 1804,3328 1804,3481 1703,3481 1703,3328 1550,3328 1550,3481 1421,3481 1424,3469 1424,3468 1169,3468 1168,3468 1168,3469 1173,3487 1173,3488 1182,3508 1183,3509 1195,3527 1196,3527 1211,3542 1212,3544 1230,3556 1231,3556 1234,3558 1240,3563 1242,3569 1239,3576 1234,3581 1231,3583 1230,3583 1220,3590 1212,3595 1195,3612 1184,3628 1179,3632 1174,3633 973,3633 972,3633 968,3633 966,3634 965,3634 964,3634 962,3634 961,3635 957,3636 957,3637 952,3638 951,3639 948,3640 947,3640 945,3642 943,3643 942,3643 941,3645 938,3646 937,3647 936,3649 934,3650 932,3653 931,3653 931,3654 612,3972 606,3976 254,3976 247,3974 244,3970 235,3957 235,3956 220,3940 219,3939 202,3926 198,3923 193,3919 191,3911 194,3905 197,3902 214,3890 215,3889 231,3873 243,3856 244,3855 253,3836 254,3835 259,3814 260,3813 260,3811 259,3811 114,3811 107,3809 102,3803 101,3798 101,3773 104,3766 109,3761 114,3760 259,3760 260,3759 256,3742 255,3741 247,3721 246,3721 235,3703 234,3702 225,3692 345,3692 349,3701 349,3702 351,3708 352,3710 354,3716 354,3717 358,3735 686,3735 686,3582 533,3582 533,3735 432,3735 432,3582 411,3582 364,3630 363,3632 363,3638 363,3639 361,3648 361,3649 360,3653 357,3662 357,3663 352,3677 347,3687 346,3688 345,3691 345,3692 225,3692 220,3686 217,3680 218,3673 222,3667 225,3666 236,3661 248,3653 257,3641 262,3627 263,3621 263,3593 265,3586 266,3584 370,3481 1067,3481 1066,3459 1066,3457 1067,3450 1068,3449 1069,3440 1066,3425 1066,3423 1065,3416 1065,3414 1068,3393 1069,3391 1074,3372 1074,3371 1076,3365 1076,3364 1077,3362 1080,3355 1089,3334 1090,3333 1092,3328 1041,3328 1041,3481 940,3481 940,3328 787,3328 787,3481 686,3481 686,3328 560,3328 560,3341 561,3342 561,3354 560,3359 560,3365 560,3368 560,3374 559,3382 559,3383 558,3385 558,3386 557,3389 557,3392 556,3395 554,3403 554,3404 552,3408 551,3412 551,3413 548,3421 547,3424 546,3427 545,3430 545,3431 544,3433 543,3434 539,3441 537,3445 535,3449 535,3450 533,3453 533,3481 370,3481 428,3422 429,3422 429,3421 434,3416 436,3414 437,3413 437,3412 441,3407 442,3407 442,3406 443,3406 444,3404 445,3403 446,3402 448,3397 448,3396 451,3391 452,3391 452,3390 453,3387 453,3386 454,3384 455,3379 456,3378 457,3373 457,3371 458,3369 458,3368 458,3360 459,3359 459,3227 1065,3227 1065,3221 1065,3220 1063,3197 1062,3190 1062,3188 1165,3188 1167,3211 1173,3233 1173,3234 1182,3253 1182,3254 1196,3273 1211,3289 1212,3289 1220,3295 1230,3302 1231,3302 1234,3304 1240,3309 1242,3315 1239,3322 1234,3327 1231,3329 1230,3329 1212,3341 1211,3342 1196,3358 1195,3358 1183,3376 1182,3377 1173,3397 1173,3398 1168,3415 1168,3416 1169,3417 1423,3417 1424,3416 1419,3398 1419,3397 1410,3377 1409,3376 1397,3358 1396,3358 1381,3342 1380,3341 1362,3329 1361,3329 1358,3327 1353,3322 1351,3315 1353,3309 1358,3304 1361,3302 1362,3302 1372,3295 1380,3289 1381,3289 1397,3273 1410,3254 1410,3253 1419,3234 1419,3233 1421,3227 2211,3227 2211,3074 2058,3074 2058,3227 1957,3227 1957,3074 1804,3074 1804,3227 1703,3227 1703,3074 1550,3074 1550,3227 1421,3227 1425,3211 1427,3188 1425,3166 1419,3143 1418,3139 1410,3123 1401,3110 1397,3104 1381,3088 1380,3087 1372,3082 1362,3075 1361,3075 1358,3073 1353,3068 1351,3061 1353,3055 1358,3050 1361,3048 1362,3048 1372,3041 1380,3035 1397,3019 1410,3000 1410,2999 1419,2980 1419,2979 1421,2972 2211,2972 2211,2819 2058,2819 2058,2972 1957,2972 1957,2819 1804,2819 1804,2972 1703,2972 1703,2819 1550,2819 1550,2972 1421,2972 1425,2957 1427,2934 1425,2911 1419,2888 1410,2868 1401,2855 1397,2849 1380,2832 1376,2827 1375,2820 1378,2814 1385,2810 1386,2810 1387,2810 1401,2804 1413,2796 1421,2784 1426,2770 1427,2764 1427,2718 1957,2718 1957,2565 1804,2565 1804,2718 1703,2718 1703,2565 1550,2565 1550,2718 1427,2718 1427,2595 1426,2588 1421,2575 1413,2563 1401,2554 1387,2549 1381,2549 1211,2549 1205,2549 1191,2554 1180,2563 1171,2575 1166,2588 1165,2595 1165,2764 1166,2770 1171,2784 1180,2796 1191,2804 1205,2810 1206,2810 1207,2810 1213,2812 1217,2818 1217,2825 1214,2831 1213,2832 1212,2832 1195,2849 1191,2855 1182,2868 1173,2888 1167,2911 1165,2934 1167,2957 1173,2979 1173,2980 1182,2999 1182,3000 1196,3019 1212,3035 1220,3041 1230,3048 1231,3048 1234,3050 1239,3055 1242,3061 1239,3068 1234,3073 1231,3075 1230,3075 1220,3082 1212,3087 1211,3088 1196,3104 1195,3104 1191,3110 1182,3123 1174,3139 1173,3143 1167,3166 1165,3188 1062,3188 1062,3187 1063,3180 1063,3179 1065,3157 1065,3156 1065,3150 1066,3149 1066,3147 1067,3147 1068,3140 1068,3139 1074,3117 1076,3111 1076,3110 1077,3108 1080,3101 1089,3080 1090,3079 1092,3074 1041,3074 1041,3227 940,3227 940,3074 787,3074 787,3227 686,3227 686,3074 560,3074 560,3227 459,3227 459,2972 1065,2972 1065,2967 1065,2966 1063,2943 1062,2936 1062,2933 1063,2926 1063,2925 1065,2902 1065,2901 1065,2895 1066,2894 1066,2892 1067,2892 1068,2885 1068,2884 1074,2862 1076,2856 1076,2855 1077,2853 1077,2852 1080,2846 1084,2837 1082,2835 1080,2831 1080,2830 1076,2821 1075,2820 1075,2819 1041,2819 1041,2972 940,2972 940,2819 787,2819 787,2972 686,2972 686,2819 560,2819 560,2972 459,2972 459,2718 940,2718 940,2565 787,2565 787,2718 686,2718 686,2565 640,2565 560,2645 560,2718 459,2718 459,2608 461,2601 598,2464 1147,2464 1155,2460 1156,2459 1170,2455 1170,2454 1179,2451 1180,2451 1183,2450 1184,2450 1193,2449 1194,2449 1195,2448 1195,2447 1386,2447 1387,2448 1392,2448 1398,2449 1399,2449 1408,2450 1409,2450 1412,2451 1413,2451 1422,2454 1423,2455 1436,2459 1438,2460 1445,2464 1703,2464 1703,2376 1550,2376 1550,2464 1449,2464 1449,2376 1296,2376 1296,2447 1195,2447 1195,2376 1041,2376 1041,2464 940,2464 940,2376 829,2376 787,2418 787,2464 598,2464 783,2279 789,2275 1812,2275 1819,2277 2319,2777 2323,2783 2323,3346 2323,3348 2323,3354 2324,3355 2324,3357 2324,3358 2324,3360 2326,3366 2327,3367 2329,3374 2329,3375 2330,3377 2330,3378 2331,3378 2334,3384 2334,3385 2337,3391 2338,3391 2338,3392 2339,3393 2340,3394 2340,3395 2344,3400 2345,3400 2346,3402 2348,3404 2353,3408 2353,3409 2354,3410 2355,3411 2445,3501 2446,3502 2448,3504 2452,3508 2453,3509 2454,3510 2456,3511 2457,3512 2461,3516 2462,3517 2463,3517 2465,3518 2466,3519 2472,3522 2473,3522 2478,3526 2479,3526 2479,3527 2481,3527 2483,3528 2489,3530 2490,3530 2496,3532 2498,3532 2499,3532 2500,3532 2501,3533 2508,3533 2510,3533 2721,3533 2727,3535 2736,3544 2744,3549 2754,3556 2755,3556 2758,3558 2764,3563 2766,3569 2764,3576 2758,3581 2755,3583 2754,3583 2744,3590 2736,3595 2719,3612 2718,3614 2706,3631 2698,3649 2697,3651 2697,3652 2691,3673 2691,3674 2689,3696 2691,3719 2697,3741 2697,3742 2706,3762 2720,3781 2736,3798 2744,3803 2754,3810 2755,3810 2758,3812 2764,3816 2766,3823 2764,3830 2758,3835 2755,3837 2754,3837 2744,3844 2736,3849 2719,3866 2716,3871 2706,3885 2699,3901 2697,3905 2697,3906 2691,3927 2691,3928 2689,3950 2691,3973 2697,3995 2697,3996 2706,4016 2720,4035 2736,4051 2744,4057 2754,4064 2755,4064 2758,4066 2764,4070 2766,4077 2764,4084 2758,4089 2755,4091 2754,4091 2747,4096 2736,4103 2719,4120 2716,4125 2706,4139 2698,4157 2697,4159 2697,4160 2691,4181 2691,4182 2689,4204 2691,4227 2697,4249 2697,4250 2706,4269 2706,4270 2720,4289 2736,4305 2744,4311 2754,4318 2755,4318 2758,4320 2764,4325 2766,4331 2764,4338 2758,4343 2755,4345 2754,4345 2744,4352 2736,4357 2735,4358 2720,4374 2719,4374 2715,4380 2706,4393 2698,4409 2697,4413 2691,4436 2689,4458 2691,4481 2697,4503 2697,4504 2706,4523 2706,4524 2720,4543 2735,4559 2736,4559 2744,4565 2754,4572 2755,4572 2758,4574 2764,4579 2766,4585 2764,4592 2758,4597 2755,4599 2754,4599 2744,4606 2736,4611 2719,4628 2715,4634 2706,4647 2698,4663 2697,4667 2697,4668 2695,4673 2691,4690 2689,4712 2691,4735 2697,4757 2697,4758 2706,4778 2720,4797 2736,4814 2744,4819 2754,4826 2755,4826 2758,4828 2764,4833 2766,4839 2764,4846 2758,4851 2755,4853 2754,4853 2744,4860 2736,4865 2719,4882 2715,4888 2706,4901 2698,4917 2697,4921 2691,4944 2689,4966 2691,4989 2697,5011 2697,5012 2706,5032 2720,5051 2736,5068 2744,5073 2754,5080 2755,5080 2758,5082 2764,5086 2766,5093 2764,5100 2758,5105 2755,5107 2754,5107 2744,5114 2736,5119 2719,5136 2715,5142 2706,5155 2698,5171 2697,5175 2691,5198 2689,5220 2691,5243 2697,5265 2697,5266 2706,5286 2720,5305 2736,5321 2744,5327 2754,5334 2755,5334 2758,5336 2764,5340 2766,5347 2764,5354 2758,5359 2755,5361 2754,5361 2744,5368 2736,5373 2719,5390 2715,5396 2706,5409 2698,5425 2697,5429 2691,5452 2689,5474 2691,5497 2697,5519 2697,5520 2706,5539 2706,5540 2720,5559 2736,5575 2744,5581 2754,5588 2755,5588 2758,5590 2764,5595 2766,5601 2764,5608 2758,5613 2755,5615 2754,5615 2744,5622 2736,5627 2735,5628 2720,5644 2719,5644 2715,5650 2706,5663 2698,5679 2697,5683 2691,5706 2689,5728 2691,5751 2697,5773 2697,5774 2706,5793 2706,5794 2720,5813 2735,5829 2736,5829 2744,5835 2754,5842 2755,5842 2758,5844 2764,5849 2766,5855 2764,5862 2758,5867 2755,5869 2754,5869 2744,5876 2736,5881 2719,5898 2715,5904 2706,5917 2698,5933 2697,5937 2691,5960 2689,5982 2691,6005 2697,6027 2697,6028 2706,6048 2720,6067 2736,6084 2744,6089 2754,6096 2755,6096 2758,6098 2764,6103 2766,6109 2764,6116 2758,6121 2755,6123 2754,6123 2744,6130 2736,6135 2719,6152 2715,6158 2706,6171 2698,6187 2697,6191 2691,6214 2689,6236 2691,6259 2697,6281 2697,6282 2706,6302 2720,6321 2736,6338 2744,6343 2754,6350 2755,6350 2775,6360 2776,6360 2797,6365 2820,6368 2843,6365 2865,6360 2866,6360 2885,6350 2886,6350 2896,6343 2904,6338 2921,6321 2934,6302 2943,6282 2943,6281 2946,6275 3150,6275 3150,6122 3074,6122 3074,6275 2946,6275 2949,6259 2951,6236 2949,6214 2943,6191 2942,6187 2934,6171 2925,6158 2921,6152 2904,6135 2896,6130 2886,6123 2885,6123 2882,6121 2877,6116 2875,6109 2877,6103 2882,6098 2885,6096 2886,6096 2896,6089 2904,6084 2921,6067 2934,6048 2943,6028 2943,6027 2946,6021 3150,6021 3150,5868 3074,5868 3074,6021 2946,6021 2949,6005 2951,5982 2949,5960 2943,5937 2942,5933 2934,5917 2925,5904 2921,5898 2904,5881 2896,5876 2886,5869 2885,5869 2882,5867 2877,5862 2875,5855 2877,5849 2882,5844 2885,5842 2886,5842 2896,5835 2904,5829 2905,5829 2921,5813 2934,5794 2934,5793 2943,5774 2943,5773 2946,5767 3150,5767 3150,5614 3074,5614 3074,5767 2946,5767 2949,5751 2951,5728 2949,5706 2943,5683 2942,5679 2934,5663 2925,5650 2921,5644 2905,5628 2904,5627 2896,5622 2886,5615 2885,5615 2882,5613 2877,5608 2875,5601 2877,5595 2882,5590 2885,5588 2886,5588 2896,5581 2904,5575 2921,5559 2934,5540 2934,5539 2943,5520 2943,5519 2946,5512 3150,5512 3150,5360 3074,5360 3074,5512 2946,5512 2949,5497 2951,5474 2949,5452 2943,5429 2942,5425 2934,5409 2925,5396 2921,5390 2904,5373 2896,5368 2886,5361 2885,5361 2882,5359 2877,5354 2875,5347 2877,5340 2882,5336 2885,5334 2886,5334 2896,5327 2904,5321 2921,5305 2934,5286 2943,5266 2943,5265 2946,5259 3150,5259 3150,5106 3074,5106 3074,5259 2946,5259 2949,5243 2951,5220 2949,5198 2943,5175 2942,5171 2934,5155 2925,5142 2921,5136 2904,5119 2896,5114 2886,5107 2885,5107 2882,5105 2877,5100 2875,5093 2877,5086 2882,5082 2885,5080 2886,5080 2896,5073 2904,5068 2921,5051 2934,5032 2943,5012 2943,5011 2946,5005 3150,5005 3150,4852 3074,4852 3074,5005 2946,5005 2949,4989 2951,4966 2949,4944 2943,4921 2942,4917 2934,4901 2925,4888 2921,4882 2904,4865 2896,4860 2886,4853 2885,4853 2882,4851 2877,4846 2875,4839 2877,4833 2882,4828 2885,4826 2886,4826 2896,4819 2904,4814 2921,4797 2934,4778 2943,4758 2943,4757 2946,4751 3150,4751 3150,4598 3074,4598 3074,4751 2946,4751 2949,4735 2951,4712 2949,4690 2945,4673 2944,4668 2943,4667 2942,4663 2934,4647 2925,4634 2921,4628 2904,4611 2896,4606 2886,4599 2885,4599 2882,4597 2877,4592 2875,4585 2877,4579 2882,4574 2885,4572 2886,4572 2896,4565 2904,4559 2905,4559 2921,4543 2934,4524 2934,4523 2943,4504 2943,4503 2946,4497 3150,4497 3150,4344 3074,4344 3074,4497 2946,4497 2949,4481 2951,4458 2949,4436 2943,4413 2942,4409 2934,4393 2925,4380 2921,4374 2905,4358 2904,4357 2896,4352 2886,4345 2885,4345 2882,4343 2877,4338 2875,4331 2877,4325 2882,4320 2885,4318 2886,4318 2896,4311 2904,4305 2921,4289 2934,4270 2934,4269 2943,4250 2943,4249 2946,4242 3150,4242 3150,4090 3074,4090 3074,4242 2946,4242 2949,4227 2951,4204 2949,4182 2949,4181 2944,4160 2943,4159 2942,4157 2934,4139 2924,4125 2921,4120 2904,4103 2894,4096 2886,4091 2885,4091 2882,4089 2877,4084 2875,4077 2877,4070 2882,4066 2885,4064 2886,4064 2896,4057 2904,4051 2921,4035 2934,4016 2943,3996 2943,3995 2946,3989 3150,3989 3150,3836 3074,3836 3074,3989 2946,3989 2949,3973 2951,3950 2949,3928 2949,3927 2944,3906 2943,3905 2942,3901 2934,3885 2924,3871 2921,3866 2904,3849 2896,3844 2886,3837 2885,3837 2882,3835 2877,3830 2875,3823 2877,3816 2882,3812 2885,3810 2886,3810 2896,3803 2904,3798 2921,3781 2934,3762 2943,3742 2943,3741 2946,3735 3150,3735 3150,3582 3074,3582 3074,3735 2946,3735 2949,3719 2951,3696 2949,3674 2949,3673 2944,3652 2943,3651 2942,3649 2934,3631 2922,3614 2921,3612 2904,3595 2896,3590 2886,3583 2885,3583 2882,3581 2877,3576 2875,3569 2877,3563 2882,3558 2885,3556 2886,3556 2896,3549 2904,3544 2921,3527 2921,3526 2931,3512 2934,3508 2943,3488 2943,3487 2946,3481 3150,3481 3150,3328 3074,3328 3074,3481 2946,3481 2949,3465 2951,3442 2949,3420 2949,3416 2944,3398 2943,3397 2943,3396 2934,3377 2925,3364 2921,3358 2904,3341 2893,3334 2886,3329 2885,3329 2882,3327 2877,3322 2875,3315 2877,3309 2882,3304 2885,3302 2886,3302 2896,3295 2904,3289 2905,3289 2921,3273 2934,3254 2934,3253 2943,3234 2943,3233 2946,3227 3150,3227 3150,3074 3074,3074 3074,3227 2946,3227 2949,3211 2951,3188 2949,3166 2943,3143 2942,3139 2934,3123 2925,3110 2921,3104 2905,3088 2904,3087 2896,3082 2886,3075 2885,3075 2882,3073 2877,3068 2875,3061 2877,3055 2882,3050 2885,3048 2886,3048 2904,3035 2905,3035 2920,3019 2921,3019 2933,3001 2934,2999 2943,2980 2943,2979 2946,2972 3150,2972 3150,2819 3074,2819 3074,2972 2946,2972 2948,2961 2948,2960 2693,2960 2692,2960 2692,2961 2697,2979 2697,2980 2706,2999 2707,3001 2719,3019 2720,3019 2735,3035 2736,3035 2754,3048 2755,3048 2758,3050 2764,3055 2766,3061 2764,3068 2758,3073 2755,3075 2754,3075 2744,3082 2736,3087 2735,3088 2720,3104 2719,3104 2715,3110 2706,3123 2698,3139 2697,3143 2691,3166 2689,3188 2691,3211 2697,3233 2697,3234 2706,3253 2706,3254 2720,3273 2735,3289 2736,3289 2744,3295 2754,3302 2755,3302 2758,3304 2764,3309 2766,3315 2764,3322 2758,3327 2755,3329 2754,3329 2747,3334 2736,3341 2730,3348 2723,3351 2558,3351 2551,3350 2549,3348 2508,3307 2505,3301 2505,2738 2504,2736 2504,2729 2504,2727 2503,2726 2503,2724 2501,2718 2501,2717 2499,2711 2499,2710 2498,2709 2498,2707 2497,2706 2494,2700 2490,2694 2490,2693 2489,2692 2488,2691 2488,2690 2487,2689 2483,2684 2481,2682 2480,2680 2479,2680 2475,2676 2475,2675 2473,2674 2169,2369 2312,2369 2406,2464 2628,2464 2628,2311 2566,2311 2566,2464 2465,2464 2465,2311 2312,2311 2312,2369 2169,2369 1925,2125 1924,2124 1923,2124 1915,2116 1914,2115 2058,2115 2152,2210 2628,2210 2628,2086 2599,2057 2566,2057 2566,2210 2465,2210 2465,2057 2312,2057 2312,2210 2211,2210 2211,2057 2058,2057 2058,2115 1914,2115 1909,2111 1908,2110 1907,2110 1906,2108 1905,2108 1905,2107 1899,2104 1898,2104 1892,2101 1891,2101 1891,2100 1889,2099 1888,2099 1881,2097 1880,2097 1874,2095 1872,2095 1871,2094 1869,2094 1862,2094 1860,2093 744,2093 742,2094 735,2094 733,2094 732,2095 730,2095 724,2097 723,2097 721,2098 717,2099 716,2099 715,2099 713,2100 712,2101 711,2101 706,2104 700,2107 699,2107 698,2108 697,2110 696,2110 695,2111 690,2115 689,2116 688,2116 687,2118 686,2119 681,2123 681,2124 680,2124 679,2125 310,2495 308,2496 307,2498 302,2502 302,2503 300,2504 299,2506 295,2511 294,2512 293,2513 292,2514 291,2515 288,2522 284,2528 284,2529 283,2531 283,2532 283,2533 281,2539 281,2540 279,2546 279,2548 278,2549 278,2551 277,2551 277,2558 277,2560 277,3311 275,3318 273,3320 201,3392 195,3395 37,3395 31,3396 17,3401 11,3402 5,3400 1,3394 0,3390 0,3227 176,3227 176,3074 101,3074 101,3227 0,3227 0,2972 176,2972 176,2819 101,2819 101,2972 0,2972 0,2718 176,2718 176,2577 175,2574 175,2565 101,2565 101,2718 0,2718 0,2464 178,2464 178,2311 101,2311 101,2464 0,2464 0,2210 432,2210 432,2057 279,2057 279,2210 178,2210 178,2057 101,2057 101,2210 0,2210 0,1956 2465,1956 2465,1923 2345,1803 2312,1803 2312,1956 2211,1956 2211,1803 2058,1803 2058,1956 1957,1956 1957,1803 1804,1803 1804,1956 1703,1956 1703,1803 1550,1803 1550,1956 1449,1956 1449,1803 1296,1803 1296,1956 1195,1956 1195,1803 1041,1803 1041,1956 940,1956 940,1803 787,1803 787,1956 686,1956 686,1803 533,1803 533,1956 432,1956 432,1803 279,1803 279,1956 178,1956 178,1803 101,1803 101,1956 0,1956 0,1701 2211,1701 2211,1669 2091,1549 2058,1549 2058,1701 1957,1701 1957,1549 1931,1549 1931,1637 1931,1641 1931,1648 1930,1654 1928,1664 1928,1665 1927,1668 1924,1678 1919,1692 1918,1693 1914,1701 1389,1701 1385,1693 1385,1692 1380,1678 1379,1678 1377,1668 1375,1665 1375,1664 1374,1654 1373,1648 1373,1647 1373,1641 1372,1637 1372,1636 1474,1636 1474,1637 1474,1642 1475,1643 1479,1655 1480,1657 1488,1667 1489,1669 1499,1676 1501,1677 1513,1681 1515,1682 1519,1682 1625,1682 1626,1682 1626,1681 1677,1681 1678,1682 1784,1682 1789,1682 1790,1681 1802,1677 1804,1676 1814,1669 1816,1667 1823,1657 1824,1655 1828,1643 1829,1642 1830,1637 1830,1532 1829,1531 1829,1530 1679,1530 1678,1531 1677,1531 1677,1681 1626,1681 1626,1532 1626,1531 1626,1530 1476,1530 1474,1531 1474,1636 1372,1636 1372,1549 1296,1549 1296,1701 1195,1701 1195,1549 1041,1549 1041,1701 940,1701 940,1549 787,1549 787,1701 686,1701 686,1549 533,1549 533,1701 432,1701 432,1549 279,1549 279,1701 178,1701 178,1549 101,1549 101,1701 0,1701 0,1478 1474,1478 1474,1479 1625,1479 1626,1479 1626,1478 1677,1478 1678,1479 1828,1479 1829,1479 1830,1479 1830,1372 1829,1368 1828,1366 1824,1354 1823,1352 1816,1342 1814,1341 1804,1333 1802,1332 1790,1328 1789,1327 1784,1327 1679,1327 1678,1327 1677,1327 1677,1478 1626,1478 1626,1328 1626,1327 1519,1327 1515,1327 1513,1328 1501,1332 1499,1333 1489,1341 1488,1342 1480,1352 1479,1354 1475,1366 1474,1368 1474,1372 1474,1478 0,1478 0,1448 1372,1448 1372,1372 1373,1368 1373,1362 1374,1355 1375,1345 1377,1342 1377,1341 1379,1332 1380,1331 1385,1317 1386,1314 1385,1311 1380,1297 1379,1297 1379,1295 1296,1295 1296,1448 1195,1448 1195,1295 1041,1295 1041,1448 940,1448 940,1295 787,1295 787,1448 686,1448 686,1295 533,1295 533,1448 432,1448 432,1295 279,1295 279,1448 178,1448 178,1295 101,1295 101,1448 0,1448 0,1255 1474,1255 1474,1262 1480,1275 1488,1287 1500,1296 1514,1301 1520,1301 1784,1301 1790,1301 1804,1296 1815,1287 1824,1275 1829,1262 1830,1255 1830,1227 1832,1221 1837,1216 1842,1215 1895,1215 1901,1216 1904,1218 2725,2040 2729,2047 2729,2580 2727,2587 2720,2595 2706,2614 2697,2634 2691,2657 2689,2679 2691,2702 2691,2703 2696,2723 2697,2724 2697,2725 2706,2745 2720,2764 2736,2780 2740,2783 2754,2793 2755,2793 2758,2795 2764,2799 2766,2806 2764,2813 2758,2818 2755,2820 2754,2820 2736,2832 2735,2833 2720,2849 2719,2849 2707,2867 2706,2868 2697,2888 2697,2889 2692,2906 2692,2908 2693,2908 2947,2908 2948,2908 2948,2907 2943,2889 2943,2888 2934,2868 2933,2867 2921,2849 2920,2849 2905,2833 2904,2832 2886,2820 2885,2820 2882,2818 2877,2813 2875,2806 2877,2799 2882,2795 2885,2793 2886,2793 2900,2783 2904,2780 2921,2764 2934,2745 2943,2725 2943,2724 2944,2723 2946,2718 3150,2718 3150,2565 3074,2565 3074,2718 2946,2718 2949,2703 2949,2702 2951,2679 2949,2657 2943,2634 2934,2614 2921,2595 2915,2589 2911,2583 2911,2464 3150,2464 3150,2311 3074,2311 3074,2464 2911,2464 2911,2210 3150,2210 3150,2057 3074,2057 3074,2210 2911,2210 2911,2001 2911,1999 2911,1992 2910,1992 2910,1990 2910,1989 2910,1987 2907,1981 2907,1980 2906,1974 2905,1973 2905,1972 2904,1970 2904,1969 2900,1963 2897,1957 2896,1956 3150,1956 3150,1803 3074,1803 3074,1956 2896,1956 2895,1954 2894,1953 2894,1952 2890,1948 2889,1947 2888,1946 2886,1944 2886,1943 2881,1939 2880,1938 2879,1936 2644,1701 3150,1701 3150,1549 3074,1549 3074,1701 2973,1701 2973,1549 2820,1549 2820,1701 2644,1701 2390,1448 3150,1448 3150,1295 3074,1295 3074,1448 2973,1448 2973,1295 2820,1295 2820,1448 2719,1448 2719,1295 2566,1295 2566,1448 2390,1448 2136,1194 3150,1194 3150,1041 3074,1041 3074,1194 2973,1194 2973,1041 2820,1041 2820,1194 2719,1194 2719,1041 2566,1041 2566,1194 2465,1194 2465,1041 2312,1041 2312,1194 2136,1194 2007,1065 2006,1064 2005,1063 2000,1058 1998,1055 1997,1055 1996,1054 1991,1050 1990,1050 1990,1049 1988,1048 1987,1047 1981,1044 1980,1044 1975,1041 1974,1040 1973,1039 1971,1039 1970,1039 1963,1037 1963,1036 1957,1034 1955,1034 1953,1034 1952,1034 1951,1033 1944,1033 1943,1033 1842,1033 1835,1031 1831,1025 1830,1020 1830,992 1829,986 1824,972 1815,960 1804,952 1790,946 1784,946 1520,946 1514,946 1500,952 1488,960 1480,972 1474,986 1474,992 1474,1255 0,1255 0,1194 1372,1194 1372,1041 1296,1041 1296,1194 1195,1194 1195,1041 1041,1041 1041,1194 940,1194 940,1041 787,1041 787,1194 686,1194 686,1041 533,1041 533,1194 432,1194 432,1041 279,1041 279,1194 178,1194 178,1041 101,1041 101,1194 0,1194 0,940 3150,940 3150,787 3074,787 3074,940 2973,940 2973,787 2820,787 2820,940 2719,940 2719,787 2566,787 2566,940 2465,940 2465,787 2312,787 2312,940 2211,940 2211,787 2058,787 2058,940 1383,940 1385,936 1390,926 1390,925 1392,922 1392,921 1398,912 1399,911 1407,899 1408,899 1415,891 1416,890 1418,888 1419,887 1427,880 1427,879 1439,871 1440,870 1449,864 1449,846 1804,846 1811,848 1815,849 1825,851 1825,852 1839,856 1840,857 1850,862 1851,862 1854,864 1863,870 1864,871 1876,879 1877,880 1885,887 1886,888 1888,890 1889,891 1896,899 1905,911 1905,912 1912,921 1912,922 1914,925 1914,926 1916,932 1926,932 1928,931 1938,931 1943,932 1949,932 1952,932 1957,932 1957,787 1804,787 1804,846 1449,846 1449,844 1703,844 1703,787 1550,787 1550,844 1449,844 1449,787 1296,787 1296,940 1195,940 1195,787 1041,787 1041,940 940,940 940,787 787,787 787,940 686,940 686,787 533,787 533,940 432,940 432,787 279,787 279,940 178,940 178,787 101,787 101,940 0,940 0,686 3150,686 3150,533 3074,533 3074,686 2973,686 2973,533 2820,533 2820,686 2719,686 2719,533 2566,533 2566,686 2465,686 2465,533 2439,533 2439,562 2439,568 2437,574 2437,575 2436,584 2436,585 2435,588 2435,589 2432,598 2432,599 2427,613 2426,613 2422,623 2422,624 2420,627 2420,628 2413,637 2413,638 2404,649 2404,650 2397,658 2396,659 2394,661 2393,662 2385,669 2384,670 2372,679 2371,679 2362,685 2361,686 1957,686 1957,684 1948,679 1947,679 1935,670 1935,669 1927,662 1924,659 1923,658 1916,650 1915,649 1907,638 1906,637 1900,628 1900,627 1898,624 1898,623 1893,613 1892,613 1888,599 1887,598 1885,589 1885,588 1884,585 1884,584 1882,575 1882,574 1881,568 1881,562 1880,557 1982,557 1982,563 1988,577 1996,589 2008,597 2022,602 2028,603 2291,603 2298,602 2312,597 2323,589 2332,577 2337,563 2338,557 2338,431 3150,431 3150,279 3074,279 3074,431 2973,431 2973,279 2820,279 2820,431 2719,431 2719,279 2566,279 2566,431 2338,431 2338,293 2337,287 2332,273 2323,262 2312,253 2298,248 2291,247 2028,247 2022,248 2008,253 1996,262 1988,273 1982,287 1982,293 1982,557 1880,557 1880,533 1804,533 1804,686 1703,686 1703,533 1550,533 1550,686 1449,686 1449,533 1423,533 1423,562 1423,568 1421,574 1421,575 1420,584 1420,585 1419,588 1419,589 1416,598 1416,599 1411,613 1410,613 1406,623 1406,624 1404,627 1404,628 1397,637 1397,638 1388,649 1388,650 1381,658 1377,662 1369,669 1368,670 1356,679 1355,679 1346,685 1345,686 940,686 940,684 931,679 930,679 918,670 918,669 910,662 907,659 906,658 899,650 898,649 890,638 889,637 883,628 883,627 881,624 881,623 876,613 875,613 871,599 870,598 868,589 868,588 867,585 867,584 865,575 865,574 864,568 864,562 863,557 965,557 965,563 971,577 979,589 991,597 1005,602 1011,603 1276,603 1282,602 1296,597 1307,589 1316,577 1321,563 1322,557 1322,431 1880,431 1880,293 1881,289 1881,282 1881,279 1804,279 1804,431 1703,431 1703,279 1550,279 1550,431 1322,431 1322,293 1321,287 1316,273 1307,262 1296,253 1282,248 1276,247 1011,247 1005,248 991,253 979,262 971,273 965,287 965,293 965,557 863,557 863,533 787,533 787,686 686,686 686,533 533,533 533,686 432,686 432,533 279,533 279,686 178,686 178,533 101,533 101,686 0,686 0,431 863,431 863,293 864,289 864,282 864,279 787,279 787,431 686,431 686,279 533,279 533,431 432,431 432,279 279,279 279,431 178,431 178,279 101,279 101,431 0,431 0,178 923,178 930,172 931,172 940,166 940,148 1296,148 1303,149 1307,150 1317,153 1331,158 1332,158 1342,163 1343,163 1346,165 1355,172 1356,172 1364,178 1940,178 1947,172 1948,172 1957,166 1957,148 2312,148 2319,149 2320,149 2323,150 2333,153 2347,158 2358,163 2359,163 2362,165 2371,172 2372,172 2380,178 3150,178 3150,101 3074,101 3074,178 2973,178 2973,101 2820,101 2820,178 2719,178 2719,101 2566,101 2566,178 2465,178 2465,101 2312,101 2312,148 1957,148 1957,146 2211,146 2211,101 2058,101 2058,146 1957,146 1957,101 1804,101 1804,178 1703,178 1703,101 1550,101 1550,178 1449,178 1449,101 1296,101 1296,148 940,148 940,146 1195,146 1195,101 1041,101 1041,146 940,146 940,101 787,101 787,178 686,178 686,101 533,101 533,178 432,178 432,101 279,101 279,178 178,178 178,101 101,101 101,178 0,178 0,12 2,5 7,1 12,0 3239,0">
          <text:p/>
        </draw:polygon>
        <draw:line draw:style-name="gr4" draw:text-style-name="P2" draw:layer="layout" svg:x1="15.448cm" svg:y1="8.207cm" svg:x2="16.332cm" svg:y2="9.09cm">
          <text:p/>
        </draw:line>
        <draw:line draw:style-name="gr4" draw:text-style-name="P2" draw:layer="layout" svg:x1="16.331cm" svg:y1="9.089cm" svg:x2="16.331cm" svg:y2="9.762cm">
          <text:p/>
        </draw:line>
        <draw:line draw:style-name="gr4" draw:text-style-name="P2" draw:layer="layout" svg:x1="16.026cm" svg:y1="10.524cm" svg:x2="16.331cm" svg:y2="10.524cm">
          <text:p/>
        </draw:line>
        <draw:line draw:style-name="gr4" draw:text-style-name="P2" draw:layer="layout" svg:x1="15.925cm" svg:y1="9.826cm" svg:x2="15.925cm" svg:y2="10.423cm">
          <text:p/>
        </draw:line>
        <draw:line draw:style-name="gr4" draw:text-style-name="P2" draw:layer="layout" svg:x1="15.925cm" svg:y1="10.423cm" svg:x2="16.027cm" svg:y2="10.525cm">
          <text:p/>
        </draw:line>
        <draw:line draw:style-name="gr4" draw:text-style-name="P2" draw:layer="layout" svg:x1="15.163cm" svg:y1="8.207cm" svg:x2="15.448cm" svg:y2="8.207cm">
          <text:p/>
        </draw:line>
        <draw:line draw:style-name="gr4" draw:text-style-name="P2" draw:layer="layout" svg:x1="15.366cm" svg:y1="9.267cm" svg:x2="15.926cm" svg:y2="9.827cm">
          <text:p/>
        </draw:line>
        <draw:line draw:style-name="gr4" draw:text-style-name="P2" draw:layer="layout" svg:x1="14.261cm" svg:y1="9.267cm" svg:x2="15.366cm" svg:y2="9.267cm">
          <text:p/>
        </draw:line>
        <draw:line draw:style-name="gr4" draw:text-style-name="P2" draw:layer="layout" svg:x1="13.88cm" svg:y1="9.649cm" svg:x2="14.262cm" svg:y2="9.267cm">
          <text:p/>
        </draw:line>
        <draw:polygon draw:style-name="gr5" draw:text-style-name="P2" draw:layer="layout" svg:width="0.085cm" svg:height="0.149cm" svg:x="14.151cm" svg:y="11.383cm" svg:viewBox="0 0 86 150" draw:points="86,150 86,0 50,0 29,6 15,22 8,36 0,64 0,86 8,115 15,129 29,143 50,150">
          <text:p/>
        </draw:polygon>
        <draw:line draw:style-name="gr5" draw:text-style-name="P2" draw:layer="layout" svg:x1="14.086cm" svg:y1="11.532cm" svg:x2="14.086cm" svg:y2="11.383cm">
          <text:p/>
        </draw:line>
        <draw:line draw:style-name="gr5" draw:text-style-name="P2" draw:layer="layout" svg:x1="14.086cm" svg:y1="11.454cm" svg:x2="14cm" svg:y2="11.454cm">
          <text:p/>
        </draw:line>
        <draw:line draw:style-name="gr5" draw:text-style-name="P2" draw:layer="layout" svg:x1="14cm" svg:y1="11.532cm" svg:x2="14cm" svg:y2="11.383cm">
          <text:p/>
        </draw:line>
        <draw:line draw:style-name="gr5" draw:text-style-name="P2" draw:layer="layout" svg:x1="13.951cm" svg:y1="11.383cm" svg:x2="13.865cm" svg:y2="11.383cm">
          <text:p/>
        </draw:line>
        <draw:line draw:style-name="gr5" draw:text-style-name="P2" draw:layer="layout" svg:x1="13.908cm" svg:y1="11.532cm" svg:x2="13.908cm" svg:y2="11.383cm">
          <text:p/>
        </draw:line>
        <draw:line draw:style-name="gr5" draw:text-style-name="P2" draw:layer="layout" svg:x1="13.736cm" svg:y1="11.532cm" svg:x2="13.822cm" svg:y2="11.532cm">
          <text:p/>
        </draw:line>
        <draw:polyline draw:style-name="gr5" draw:text-style-name="P2" draw:layer="layout" svg:width="0.043cm" svg:height="0.149cm" svg:x="13.779cm" svg:y="11.383cm" svg:viewBox="0 0 44 150" draw:points="0,150 0,0 14,22 30,36 44,43">
          <text:p/>
        </draw:polyline>
        <draw:line draw:style-name="gr5" draw:text-style-name="P2" draw:layer="layout" svg:x1="13.593cm" svg:y1="11.532cm" svg:x2="13.679cm" svg:y2="11.532cm">
          <text:p/>
        </draw:line>
        <draw:polyline draw:style-name="gr5" draw:text-style-name="P2" draw:layer="layout" svg:width="0.043cm" svg:height="0.149cm" svg:x="13.636cm" svg:y="11.383cm" svg:viewBox="0 0 44 150" draw:points="0,150 0,0 15,22 29,36 44,43">
          <text:p/>
        </draw:polyline>
        <draw:line draw:style-name="gr6" draw:text-style-name="P2" draw:layer="layout" svg:x1="13.639cm" svg:y1="11.121cm" svg:x2="14.147cm" svg:y2="11.121cm">
          <text:p/>
        </draw:line>
        <draw:line draw:style-name="gr4" draw:text-style-name="P2" draw:layer="layout" svg:x1="13.88cm" svg:y1="10.436cm" svg:x2="13.88cm" svg:y2="9.648cm">
          <text:p/>
        </draw:line>
        <draw:line draw:style-name="gr4" draw:text-style-name="P2" draw:layer="layout" svg:x1="13.702cm" svg:y1="10.614cm" svg:x2="13.881cm" svg:y2="10.436cm">
          <text:p/>
        </draw:line>
        <draw:line draw:style-name="gr4" draw:text-style-name="P2" draw:layer="layout" svg:x1="13.639cm" svg:y1="10.613cm" svg:x2="13.702cm" svg:y2="10.613cm">
          <text:p/>
        </draw:line>
        <draw:line draw:style-name="gr6" draw:text-style-name="P2" draw:layer="layout" svg:x1="14.49cm" svg:y1="10.778cm" svg:x2="14.807cm" svg:y2="10.778cm">
          <text:p/>
        </draw:line>
        <draw:line draw:style-name="gr6" draw:text-style-name="P2" draw:layer="layout" svg:x1="14.147cm" svg:y1="11.122cm" svg:x2="14.491cm" svg:y2="10.778cm">
          <text:p/>
        </draw:line>
        <draw:path draw:style-name="gr3" draw:text-style-name="P3" draw:layer="layout" svg:width="0.16cm" svg:height="0.161cm" svg:x="14.727cm" svg:y="10.444cm" svg:viewBox="0 0 161 162" svg:d="M161 81c0 45-36 81-80 81-45 0-81-36-81-81 0-44 36-81 81-81 44 0 80 37 80 81z">
          <text:p/>
        </draw:path>
        <draw:path draw:style-name="gr3" draw:text-style-name="P3" draw:layer="layout" svg:width="0.16cm" svg:height="0.161cm" svg:x="14.727cm" svg:y="10.698cm" svg:viewBox="0 0 161 162" svg:d="M161 80c0 46-36 82-80 82-45 0-81-36-81-82 0-44 36-80 81-80 44 0 80 36 80 80z">
          <text:p/>
        </draw:path>
        <draw:path draw:style-name="gr3" draw:text-style-name="P3" draw:layer="layout" svg:width="0.171cm" svg:height="0.171cm" svg:x="13.553cm" svg:y="10.782cm" svg:viewBox="0 0 172 172" svg:d="M172 86c0 48-38 86-85 86-48 0-87-38-87-86s39-86 87-86c47 0 85 38 85 86z">
          <text:p/>
        </draw:path>
        <draw:polygon draw:style-name="gr3" draw:text-style-name="P3" draw:layer="layout" svg:width="0.171cm" svg:height="0.171cm" svg:x="13.553cm" svg:y="10.528cm" svg:viewBox="0 0 172 172" draw:points="0,172 172,172 172,0 0,0">
          <text:p/>
        </draw:polygon>
        <draw:path draw:style-name="gr3" draw:text-style-name="P3" draw:layer="layout" svg:width="0.171cm" svg:height="0.171cm" svg:x="13.553cm" svg:y="11.036cm" svg:viewBox="0 0 172 172" svg:d="M172 85c0 49-38 87-85 87-48 0-87-38-87-87 0-47 39-85 87-85 47 0 85 38 85 85z">
          <text:p/>
        </draw:path>
        <draw:path draw:style-name="gr3" draw:text-style-name="P3" draw:layer="layout" svg:width="0.16cm" svg:height="0.161cm" svg:x="14.727cm" svg:y="10.952cm" svg:viewBox="0 0 161 162" svg:d="M161 81c0 45-36 81-80 81-45 0-81-36-81-81 0-44 36-81 81-81 44 0 80 37 80 81z">
          <text:p/>
        </draw:path>
        <draw:path draw:style-name="gr3" draw:text-style-name="P3" draw:layer="layout" svg:width="0.16cm" svg:height="0.161cm" svg:x="14.727cm" svg:y="11.206cm" svg:viewBox="0 0 161 162" svg:d="M161 81c0 45-36 81-80 81-45 0-81-36-81-81s36-81 81-81c44 0 80 36 80 81z">
          <text:p/>
        </draw:path>
        <draw:path draw:style-name="gr3" draw:text-style-name="P3" draw:layer="layout" svg:width="0.16cm" svg:height="0.161cm" svg:x="14.727cm" svg:y="11.46cm" svg:viewBox="0 0 161 162" svg:d="M161 80c0 45-36 82-80 82-45 0-81-37-81-82 0-44 36-80 81-80 44 0 80 36 80 80z">
          <text:p/>
        </draw:path>
        <draw:path draw:style-name="gr3" draw:text-style-name="P3" draw:layer="layout" svg:width="0.16cm" svg:height="0.161cm" svg:x="14.727cm" svg:y="11.714cm" svg:viewBox="0 0 161 162" svg:d="M161 81c0 45-36 81-80 81-45 0-81-36-81-81s36-81 81-81c44 0 80 36 80 81z">
          <text:p/>
        </draw:path>
        <draw:path draw:style-name="gr3" draw:text-style-name="P3" draw:layer="layout" svg:width="0.16cm" svg:height="0.161cm" svg:x="14.727cm" svg:y="11.968cm" svg:viewBox="0 0 161 162" svg:d="M161 80c0 46-36 82-80 82-45 0-81-36-81-82 0-44 36-80 81-80 44 0 80 36 80 80z">
          <text:p/>
        </draw:path>
        <draw:path draw:style-name="gr3" draw:text-style-name="P3" draw:layer="layout" svg:width="0.16cm" svg:height="0.161cm" svg:x="14.727cm" svg:y="12.222cm" svg:viewBox="0 0 161 162" svg:d="M161 81c0 45-36 81-80 81-45 0-81-36-81-81 0-44 36-81 81-81 44 0 80 37 80 81z">
          <text:p/>
        </draw:path>
        <draw:path draw:style-name="gr3" draw:text-style-name="P3" draw:layer="layout" svg:width="0.16cm" svg:height="0.161cm" svg:x="14.727cm" svg:y="12.476cm" svg:viewBox="0 0 161 162" svg:d="M161 80c0 46-36 82-80 82-45 0-81-36-81-82 0-44 36-80 81-80 44 0 80 36 80 80z">
          <text:p/>
        </draw:path>
        <draw:path draw:style-name="gr3" draw:text-style-name="P3" draw:layer="layout" svg:width="0.16cm" svg:height="0.161cm" svg:x="14.727cm" svg:y="12.73cm" svg:viewBox="0 0 161 162" svg:d="M161 80c0 45-36 82-80 82-45 0-81-37-81-82 0-44 36-80 81-80 44 0 80 36 80 80z">
          <text:p/>
        </draw:path>
        <draw:path draw:style-name="gr3" draw:text-style-name="P3" draw:layer="layout" svg:width="0.16cm" svg:height="0.161cm" svg:x="14.727cm" svg:y="12.984cm" svg:viewBox="0 0 161 162" svg:d="M161 81c0 45-36 81-80 81-45 0-81-36-81-81s36-81 81-81c44 0 80 36 80 81z">
          <text:p/>
        </draw:path>
        <draw:path draw:style-name="gr3" draw:text-style-name="P3" draw:layer="layout" svg:width="0.16cm" svg:height="0.161cm" svg:x="14.727cm" svg:y="13.238cm" svg:viewBox="0 0 161 162" svg:d="M161 80c0 46-36 82-80 82-45 0-81-36-81-82 0-44 36-80 81-80 44 0 80 36 80 80z">
          <text:p/>
        </draw:path>
        <draw:path draw:style-name="gr3" draw:text-style-name="P3" draw:layer="layout" svg:width="0.16cm" svg:height="0.161cm" svg:x="16.251cm" svg:y="13.238cm" svg:viewBox="0 0 161 162" svg:d="M161 80c0 46-37 82-81 82s-80-36-80-82c0-44 36-80 80-80s81 36 81 80z">
          <text:p/>
        </draw:path>
        <draw:path draw:style-name="gr3" draw:text-style-name="P3" draw:layer="layout" svg:width="0.16cm" svg:height="0.161cm" svg:x="16.251cm" svg:y="12.984cm" svg:viewBox="0 0 161 162" svg:d="M161 81c0 45-37 81-81 81s-80-36-80-81 36-81 80-81 81 36 81 81z">
          <text:p/>
        </draw:path>
        <draw:path draw:style-name="gr3" draw:text-style-name="P3" draw:layer="layout" svg:width="0.16cm" svg:height="0.161cm" svg:x="16.251cm" svg:y="12.73cm" svg:viewBox="0 0 161 162" svg:d="M161 80c0 45-37 82-81 82s-80-37-80-82c0-44 36-80 80-80s81 36 81 80z">
          <text:p/>
        </draw:path>
        <draw:path draw:style-name="gr3" draw:text-style-name="P3" draw:layer="layout" svg:width="0.16cm" svg:height="0.161cm" svg:x="16.251cm" svg:y="12.476cm" svg:viewBox="0 0 161 162" svg:d="M161 80c0 46-37 82-81 82s-80-36-80-82c0-44 36-80 80-80s81 36 81 80z">
          <text:p/>
        </draw:path>
        <draw:path draw:style-name="gr3" draw:text-style-name="P3" draw:layer="layout" svg:width="0.16cm" svg:height="0.161cm" svg:x="16.251cm" svg:y="12.222cm" svg:viewBox="0 0 161 162" svg:d="M161 81c0 45-37 81-81 81s-80-36-80-81c0-44 36-81 80-81s81 37 81 81z">
          <text:p/>
        </draw:path>
        <draw:path draw:style-name="gr3" draw:text-style-name="P3" draw:layer="layout" svg:width="0.16cm" svg:height="0.161cm" svg:x="16.251cm" svg:y="11.968cm" svg:viewBox="0 0 161 162" svg:d="M161 80c0 46-37 82-81 82s-80-36-80-82c0-44 36-80 80-80s81 36 81 80z">
          <text:p/>
        </draw:path>
        <draw:path draw:style-name="gr3" draw:text-style-name="P3" draw:layer="layout" svg:width="0.16cm" svg:height="0.161cm" svg:x="16.251cm" svg:y="11.714cm" svg:viewBox="0 0 161 162" svg:d="M161 81c0 45-37 81-81 81s-80-36-80-81 36-81 80-81 81 36 81 81z">
          <text:p/>
        </draw:path>
        <draw:path draw:style-name="gr3" draw:text-style-name="P3" draw:layer="layout" svg:width="0.16cm" svg:height="0.161cm" svg:x="16.251cm" svg:y="11.46cm" svg:viewBox="0 0 161 162" svg:d="M161 80c0 45-37 82-81 82s-80-37-80-82c0-44 36-80 80-80s81 36 81 80z">
          <text:p/>
        </draw:path>
        <draw:path draw:style-name="gr3" draw:text-style-name="P3" draw:layer="layout" svg:width="0.16cm" svg:height="0.161cm" svg:x="16.251cm" svg:y="11.206cm" svg:viewBox="0 0 161 162" svg:d="M161 81c0 45-37 81-81 81s-80-36-80-81 36-81 80-81 81 36 81 81z">
          <text:p/>
        </draw:path>
        <draw:path draw:style-name="gr3" draw:text-style-name="P3" draw:layer="layout" svg:width="0.16cm" svg:height="0.161cm" svg:x="16.251cm" svg:y="10.952cm" svg:viewBox="0 0 161 162" svg:d="M161 81c0 45-37 81-81 81s-80-36-80-81c0-44 36-81 80-81s81 37 81 81z">
          <text:p/>
        </draw:path>
        <draw:path draw:style-name="gr3" draw:text-style-name="P3" draw:layer="layout" svg:width="0.16cm" svg:height="0.161cm" svg:x="16.251cm" svg:y="10.698cm" svg:viewBox="0 0 161 162" svg:d="M161 80c0 46-37 82-81 82s-80-36-80-82c0-44 36-80 80-80s81 36 81 80z">
          <text:p/>
        </draw:path>
        <draw:path draw:style-name="gr3" draw:text-style-name="P3" draw:layer="layout" svg:width="0.16cm" svg:height="0.161cm" svg:x="16.251cm" svg:y="10.444cm" svg:viewBox="0 0 161 162" svg:d="M161 81c0 45-37 81-81 81s-80-36-80-81c0-44 36-81 80-81s81 37 81 81z">
          <text:p/>
        </draw:path>
        <draw:path draw:style-name="gr3" draw:text-style-name="P3" draw:layer="layout" svg:width="0.16cm" svg:height="0.161cm" svg:x="16.251cm" svg:y="10.19cm" svg:viewBox="0 0 161 162" svg:d="M161 80c0 45-37 82-81 82s-80-37-80-82c0-44 36-80 80-80s81 36 81 80z">
          <text:p/>
        </draw:path>
        <draw:path draw:style-name="gr3" draw:text-style-name="P3" draw:layer="layout" svg:width="0.16cm" svg:height="0.161cm" svg:x="16.251cm" svg:y="9.936cm" svg:viewBox="0 0 161 162" svg:d="M161 81c0 45-37 81-81 81s-80-36-80-81 36-81 80-81 81 36 81 81z">
          <text:p/>
        </draw:path>
        <draw:path draw:style-name="gr3" draw:text-style-name="P3" draw:layer="layout" svg:width="0.16cm" svg:height="0.161cm" svg:x="16.251cm" svg:y="9.682cm" svg:viewBox="0 0 161 162" svg:d="M161 80c0 45-37 82-81 82s-80-37-80-82c0-44 36-80 80-80s81 36 81 80z">
          <text:p/>
        </draw:path>
        <draw:polygon draw:style-name="gr3" draw:text-style-name="P3" draw:layer="layout" svg:width="0.16cm" svg:height="0.159cm" svg:x="14.727cm" svg:y="9.683cm" svg:viewBox="0 0 161 160" draw:points="0,160 161,160 161,0 0,0">
          <text:p/>
        </draw:polygon>
        <draw:path draw:style-name="gr3" draw:text-style-name="P3" draw:layer="layout" svg:width="0.16cm" svg:height="0.161cm" svg:x="14.727cm" svg:y="9.936cm" svg:viewBox="0 0 161 162" svg:d="M161 81c0 45-36 81-80 81-45 0-81-36-81-81s36-81 81-81c44 0 80 36 80 81z">
          <text:p/>
        </draw:path>
        <draw:path draw:style-name="gr3" draw:text-style-name="P3" draw:layer="layout" svg:width="0.16cm" svg:height="0.161cm" svg:x="14.727cm" svg:y="10.19cm" svg:viewBox="0 0 161 162" svg:d="M161 80c0 45-36 82-80 82-45 0-81-37-81-82 0-44 36-80 81-80 44 0 80 36 80 80z">
          <text:p/>
        </draw:path>
        <draw:polygon draw:style-name="gr3" draw:text-style-name="P3" draw:layer="layout" svg:width="0.254cm" svg:height="0.254cm" svg:x="15.036cm" svg:y="8.08cm" svg:viewBox="0 0 255 255" draw:points="0,255 255,255 255,0 0,0">
          <text:p/>
        </draw:polygon>
        <draw:polygon draw:style-name="gr3" draw:text-style-name="P3" draw:layer="layout" svg:width="0.254cm" svg:height="0.254cm" svg:x="15.544cm" svg:y="7.381cm" svg:viewBox="0 0 255 255" draw:points="0,255 255,255 255,0 0,0">
          <text:p/>
        </draw:polygon>
        <draw:polygon draw:style-name="gr3" draw:text-style-name="P3" draw:layer="layout" svg:width="0.254cm" svg:height="0.254cm" svg:x="15.036cm" svg:y="8.461cm" svg:viewBox="0 0 255 255" draw:points="0,255 255,255 255,0 0,0">
          <text:p/>
        </draw:polygon>
        <draw:polygon draw:style-name="gr3" draw:text-style-name="P3" draw:layer="layout" svg:width="0.254cm" svg:height="0.254cm" svg:x="14.528cm" svg:y="7.381cm" svg:viewBox="0 0 255 255" draw:points="0,255 255,255 255,0 0,0">
          <text:p/>
        </draw:polygon>
        <draw:path draw:style-name="gr1" draw:text-style-name="P1" draw:layer="layout" svg:width="0.1cm" svg:height="0.1cm" svg:x="14.757cm" svg:y="10.474cm" svg:viewBox="0 0 101 101" svg:d="M101 50c0 29-22 51-50 51s-51-22-51-51c0-27 23-50 51-50s50 23 50 50z">
          <text:p/>
        </draw:path>
        <draw:path draw:style-name="gr1" draw:text-style-name="P1" draw:layer="layout" svg:width="0.1cm" svg:height="0.1cm" svg:x="14.757cm" svg:y="10.728cm" svg:viewBox="0 0 101 101" svg:d="M101 51c0 28-22 50-50 50s-51-22-51-50c0-27 23-51 51-51s50 24 50 51z">
          <text:p/>
        </draw:path>
        <draw:path draw:style-name="gr1" draw:text-style-name="P1" draw:layer="layout" svg:width="0.1cm" svg:height="0.1cm" svg:x="13.589cm" svg:y="10.817cm" svg:viewBox="0 0 101 101" svg:d="M101 51c0 28-23 50-50 50-29 0-51-22-51-50s22-51 51-51c27 0 50 23 50 51z">
          <text:p/>
        </draw:path>
        <draw:path draw:style-name="gr1" draw:text-style-name="P1" draw:layer="layout" svg:width="0.1cm" svg:height="0.1cm" svg:x="13.589cm" svg:y="10.563cm" svg:viewBox="0 0 101 101" svg:d="M101 50c0 28-23 51-50 51-29 0-51-23-51-51 0-27 22-50 51-50 27 0 50 23 50 50z">
          <text:p/>
        </draw:path>
        <draw:path draw:style-name="gr1" draw:text-style-name="P1" draw:layer="layout" svg:width="0.1cm" svg:height="0.1cm" svg:x="13.589cm" svg:y="11.071cm" svg:viewBox="0 0 101 101" svg:d="M101 50c0 29-23 51-50 51-29 0-51-22-51-51 0-27 22-50 51-50 27 0 50 23 50 50z">
          <text:p/>
        </draw:path>
        <draw:path draw:style-name="gr1" draw:text-style-name="P1" draw:layer="layout" svg:width="0.1cm" svg:height="0.1cm" svg:x="14.757cm" svg:y="10.982cm" svg:viewBox="0 0 101 101" svg:d="M101 50c0 29-22 51-50 51s-51-22-51-51c0-27 23-50 51-50s50 23 50 50z">
          <text:p/>
        </draw:path>
        <draw:path draw:style-name="gr1" draw:text-style-name="P1" draw:layer="layout" svg:width="0.1cm" svg:height="0.1cm" svg:x="14.757cm" svg:y="11.236cm" svg:viewBox="0 0 101 101" svg:d="M101 51c0 28-22 50-50 50s-51-22-51-50c0-27 23-51 51-51s50 24 50 51z">
          <text:p/>
        </draw:path>
        <draw:path draw:style-name="gr1" draw:text-style-name="P1" draw:layer="layout" svg:width="0.1cm" svg:height="0.1cm" svg:x="14.757cm" svg:y="11.49cm" svg:viewBox="0 0 101 101" svg:d="M101 50c0 29-22 51-50 51s-51-22-51-51c0-27 23-50 51-50s50 23 50 50z">
          <text:p/>
        </draw:path>
        <draw:path draw:style-name="gr1" draw:text-style-name="P1" draw:layer="layout" svg:width="0.1cm" svg:height="0.1cm" svg:x="14.757cm" svg:y="11.744cm" svg:viewBox="0 0 101 101" svg:d="M101 51c0 28-22 50-50 50s-51-22-51-50c0-27 23-51 51-51s50 24 50 51z">
          <text:p/>
        </draw:path>
        <draw:path draw:style-name="gr1" draw:text-style-name="P1" draw:layer="layout" svg:width="0.1cm" svg:height="0.1cm" svg:x="14.757cm" svg:y="11.998cm" svg:viewBox="0 0 101 101" svg:d="M101 51c0 28-22 50-50 50s-51-22-51-50 23-51 51-51 50 23 50 51z">
          <text:p/>
        </draw:path>
        <draw:path draw:style-name="gr1" draw:text-style-name="P1" draw:layer="layout" svg:width="0.1cm" svg:height="0.1cm" svg:x="14.757cm" svg:y="12.252cm" svg:viewBox="0 0 101 101" svg:d="M101 50c0 29-22 51-50 51s-51-22-51-51c0-27 23-50 51-50s50 23 50 50z">
          <text:p/>
        </draw:path>
        <draw:path draw:style-name="gr1" draw:text-style-name="P1" draw:layer="layout" svg:width="0.1cm" svg:height="0.1cm" svg:x="14.757cm" svg:y="12.506cm" svg:viewBox="0 0 101 101" svg:d="M101 51c0 28-22 50-50 50s-51-22-51-50 23-51 51-51 50 23 50 51z">
          <text:p/>
        </draw:path>
        <draw:path draw:style-name="gr1" draw:text-style-name="P1" draw:layer="layout" svg:width="0.1cm" svg:height="0.1cm" svg:x="14.757cm" svg:y="12.76cm" svg:viewBox="0 0 101 101" svg:d="M101 50c0 28-22 51-50 51s-51-23-51-51c0-27 23-50 51-50s50 23 50 50z">
          <text:p/>
        </draw:path>
        <draw:path draw:style-name="gr1" draw:text-style-name="P1" draw:layer="layout" svg:width="0.1cm" svg:height="0.1cm" svg:x="14.757cm" svg:y="13.014cm" svg:viewBox="0 0 101 101" svg:d="M101 51c0 28-22 50-50 50s-51-22-51-50 23-51 51-51 50 23 50 51z">
          <text:p/>
        </draw:path>
        <draw:path draw:style-name="gr1" draw:text-style-name="P1" draw:layer="layout" svg:width="0.1cm" svg:height="0.1cm" svg:x="14.757cm" svg:y="13.268cm" svg:viewBox="0 0 101 101" svg:d="M101 51c0 28-22 50-50 50s-51-22-51-50 23-51 51-51 50 23 50 51z">
          <text:p/>
        </draw:path>
        <draw:path draw:style-name="gr1" draw:text-style-name="P1" draw:layer="layout" svg:width="0.1cm" svg:height="0.1cm" svg:x="16.281cm" svg:y="13.268cm" svg:viewBox="0 0 101 101" svg:d="M101 51c0 28-22 50-50 50-27 0-51-22-51-50s24-51 51-51c28 0 50 23 50 51z">
          <text:p/>
        </draw:path>
        <draw:path draw:style-name="gr1" draw:text-style-name="P1" draw:layer="layout" svg:width="0.1cm" svg:height="0.1cm" svg:x="16.281cm" svg:y="13.014cm" svg:viewBox="0 0 101 101" svg:d="M101 51c0 28-22 50-50 50-27 0-51-22-51-50s24-51 51-51c28 0 50 23 50 51z">
          <text:p/>
        </draw:path>
        <draw:path draw:style-name="gr1" draw:text-style-name="P1" draw:layer="layout" svg:width="0.1cm" svg:height="0.1cm" svg:x="16.281cm" svg:y="12.76cm" svg:viewBox="0 0 101 101" svg:d="M101 50c0 28-22 51-50 51-27 0-51-23-51-51 0-27 24-50 51-50 28 0 50 23 50 50z">
          <text:p/>
        </draw:path>
        <draw:path draw:style-name="gr1" draw:text-style-name="P1" draw:layer="layout" svg:width="0.1cm" svg:height="0.1cm" svg:x="16.281cm" svg:y="12.506cm" svg:viewBox="0 0 101 101" svg:d="M101 51c0 28-22 50-50 50-27 0-51-22-51-50s24-51 51-51c28 0 50 23 50 51z">
          <text:p/>
        </draw:path>
        <draw:path draw:style-name="gr1" draw:text-style-name="P1" draw:layer="layout" svg:width="0.1cm" svg:height="0.1cm" svg:x="16.281cm" svg:y="12.252cm" svg:viewBox="0 0 101 101" svg:d="M101 50c0 29-22 51-50 51-27 0-51-22-51-51 0-27 24-50 51-50 28 0 50 23 50 50z">
          <text:p/>
        </draw:path>
        <draw:path draw:style-name="gr1" draw:text-style-name="P1" draw:layer="layout" svg:width="0.1cm" svg:height="0.1cm" svg:x="16.281cm" svg:y="11.998cm" svg:viewBox="0 0 101 101" svg:d="M101 51c0 28-22 50-50 50-27 0-51-22-51-50s24-51 51-51c28 0 50 23 50 51z">
          <text:p/>
        </draw:path>
        <draw:path draw:style-name="gr1" draw:text-style-name="P1" draw:layer="layout" svg:width="0.1cm" svg:height="0.1cm" svg:x="16.281cm" svg:y="11.744cm" svg:viewBox="0 0 101 101" svg:d="M101 51c0 28-22 50-50 50-27 0-51-22-51-50 0-27 24-51 51-51 28 0 50 24 50 51z">
          <text:p/>
        </draw:path>
        <draw:path draw:style-name="gr1" draw:text-style-name="P1" draw:layer="layout" svg:width="0.1cm" svg:height="0.1cm" svg:x="16.281cm" svg:y="11.49cm" svg:viewBox="0 0 101 101" svg:d="M101 50c0 29-22 51-50 51-27 0-51-22-51-51 0-27 24-50 51-50 28 0 50 23 50 50z">
          <text:p/>
        </draw:path>
        <draw:path draw:style-name="gr1" draw:text-style-name="P1" draw:layer="layout" svg:width="0.1cm" svg:height="0.1cm" svg:x="16.281cm" svg:y="11.236cm" svg:viewBox="0 0 101 101" svg:d="M101 51c0 28-22 50-50 50-27 0-51-22-51-50 0-27 24-51 51-51 28 0 50 24 50 51z">
          <text:p/>
        </draw:path>
        <draw:path draw:style-name="gr1" draw:text-style-name="P1" draw:layer="layout" svg:width="0.1cm" svg:height="0.1cm" svg:x="16.281cm" svg:y="10.982cm" svg:viewBox="0 0 101 101" svg:d="M101 50c0 29-22 51-50 51-27 0-51-22-51-51 0-27 24-50 51-50 28 0 50 23 50 50z">
          <text:p/>
        </draw:path>
        <draw:path draw:style-name="gr1" draw:text-style-name="P1" draw:layer="layout" svg:width="0.1cm" svg:height="0.1cm" svg:x="16.281cm" svg:y="10.728cm" svg:viewBox="0 0 101 101" svg:d="M101 51c0 28-22 50-50 50-27 0-51-22-51-50 0-27 24-51 51-51 28 0 50 24 50 51z">
          <text:p/>
        </draw:path>
        <draw:path draw:style-name="gr1" draw:text-style-name="P1" draw:layer="layout" svg:width="0.1cm" svg:height="0.1cm" svg:x="16.281cm" svg:y="10.474cm" svg:viewBox="0 0 101 101" svg:d="M101 50c0 29-22 51-50 51-27 0-51-22-51-51 0-27 24-50 51-50 28 0 50 23 50 50z">
          <text:p/>
        </draw:path>
        <draw:path draw:style-name="gr1" draw:text-style-name="P1" draw:layer="layout" svg:width="0.1cm" svg:height="0.1cm" svg:x="16.281cm" svg:y="10.22cm" svg:viewBox="0 0 101 101" svg:d="M101 51c0 28-22 50-50 50-27 0-51-22-51-50s24-51 51-51c28 0 50 23 50 51z">
          <text:p/>
        </draw:path>
        <draw:path draw:style-name="gr1" draw:text-style-name="P1" draw:layer="layout" svg:width="0.1cm" svg:height="0.1cm" svg:x="16.281cm" svg:y="9.966cm" svg:viewBox="0 0 101 101" svg:d="M101 50c0 28-22 51-50 51-27 0-51-23-51-51 0-27 24-50 51-50 28 0 50 23 50 50z">
          <text:p/>
        </draw:path>
        <draw:path draw:style-name="gr1" draw:text-style-name="P1" draw:layer="layout" svg:width="0.1cm" svg:height="0.1cm" svg:x="16.281cm" svg:y="9.712cm" svg:viewBox="0 0 101 101" svg:d="M101 51c0 28-22 50-50 50-27 0-51-22-51-50s24-51 51-51c28 0 50 23 50 51z">
          <text:p/>
        </draw:path>
        <draw:path draw:style-name="gr1" draw:text-style-name="P1" draw:layer="layout" svg:width="0.1cm" svg:height="0.1cm" svg:x="14.757cm" svg:y="9.712cm" svg:viewBox="0 0 101 101" svg:d="M101 51c0 28-22 50-50 50s-51-22-51-50 23-51 51-51 50 23 50 51z">
          <text:p/>
        </draw:path>
        <draw:path draw:style-name="gr1" draw:text-style-name="P1" draw:layer="layout" svg:width="0.1cm" svg:height="0.1cm" svg:x="14.757cm" svg:y="9.966cm" svg:viewBox="0 0 101 101" svg:d="M101 50c0 28-22 51-50 51s-51-23-51-51c0-27 23-50 51-50s50 23 50 50z">
          <text:p/>
        </draw:path>
        <draw:path draw:style-name="gr1" draw:text-style-name="P1" draw:layer="layout" svg:width="0.1cm" svg:height="0.1cm" svg:x="14.757cm" svg:y="10.22cm" svg:viewBox="0 0 101 101" svg:d="M101 51c0 28-22 50-50 50s-51-22-51-50 23-51 51-51 50 23 50 51z">
          <text:p/>
        </draw:path>
        <draw:path draw:style-name="gr1" draw:text-style-name="P1" draw:layer="layout" svg:width="0.131cm" svg:height="0.131cm" svg:x="15.097cm" svg:y="8.141cm" svg:viewBox="0 0 132 132" svg:d="M132 66c0 36-29 66-65 66-37 0-67-30-67-66s30-66 67-66c36 0 65 30 65 66z">
          <text:p/>
        </draw:path>
        <draw:path draw:style-name="gr1" draw:text-style-name="P1" draw:layer="layout" svg:width="0.131cm" svg:height="0.13cm" svg:x="15.605cm" svg:y="7.443cm" svg:viewBox="0 0 132 131" svg:d="M132 66c0 36-29 65-65 65-37 0-67-29-67-65 0-37 30-66 67-66 36 0 65 29 65 66z">
          <text:p/>
        </draw:path>
        <draw:path draw:style-name="gr1" draw:text-style-name="P1" draw:layer="layout" svg:width="0.131cm" svg:height="0.131cm" svg:x="15.097cm" svg:y="8.522cm" svg:viewBox="0 0 132 132" svg:d="M132 66c0 36-29 66-65 66-37 0-67-30-67-66s30-66 67-66c36 0 65 30 65 66z">
          <text:p/>
        </draw:path>
        <draw:path draw:style-name="gr1" draw:text-style-name="P1" draw:layer="layout" svg:width="0.131cm" svg:height="0.13cm" svg:x="14.589cm" svg:y="7.443cm" svg:viewBox="0 0 132 131" svg:d="M132 66c0 36-29 65-65 65-37 0-67-29-67-65 0-37 30-66 67-66 36 0 65 29 65 66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object-count="105"/>
    <meta:generator>LibreOffice/7.6.2.1$Linux_X86_64 LibreOffice_project/9d0b4c0791fc17bc4181a67fd90c5aaed576d1c0</meta:generator>
  </office:meta>
</office:document-meta>
</file>